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88C96B5A7E6DB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bottom" draw:auto-grow-height="false" fo:min-height="5.646cm" fo:min-width="21.79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bottom" draw:auto-grow-height="false" fo:min-height="9.896cm" fo:min-width="6.7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bottom" draw:auto-grow-height="false" fo:min-height="18.396cm" fo:min-width="10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top" draw:auto-grow-height="false" fo:min-height="15.396cm" fo:min-width="10.3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top" draw:auto-grow-height="false" fo:min-height="15.396cm" fo:min-width="6.896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 style:list-style-name="L1">
      <style:graphic-properties draw:stroke="dash" draw:stroke-dash="Long_20_Dot" svg:stroke-width="0.106cm" svg:stroke-color="#000000" draw:marker-start-width="0.358cm" draw:marker-end-width="0.358cm" svg:stroke-linecap="butt" draw:fill="bitmap" draw:fill-color="#729fcf" loext:fill-use-slide-background="false" draw:fill-image-name="Dashed_20_Dotted_20_Upward_20_Diagonal" draw:textarea-horizontal-align="justify" draw:textarea-vertical-align="top" draw:auto-grow-height="false" fo:min-height="5.896cm" fo:min-width="21.646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fffff" draw:opacity="90%" draw:textarea-horizontal-align="justify" draw:textarea-vertical-align="middle" draw:auto-grow-height="false" fo:min-height="2.644cm" fo:min-width="5.14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2.644cm" fo:min-width="9.094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7.644cm" fo:min-width="12.744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svg:stroke-width="0.282cm" svg:stroke-color="#000000" draw:marker-start-width="0.623cm" draw:marker-end="線の終点_20_3" draw:marker-end-width="0.723cm" draw:fill="none" draw:textarea-vertical-align="middle" fo:padding-top="0.266cm" fo:padding-bottom="0.266cm" fo:padding-left="0.391cm" fo:padding-right="0.391cm"/>
    </style:style>
    <style:style style:name="gr12" style:family="graphic" style:parent-style-name="objectwithoutfill">
      <style:graphic-properties svg:stroke-width="0.529cm" svg:stroke-color="#000000" draw:marker-start-width="0.993cm" draw:marker-end="線の終点_20_3" draw:marker-end-width="1.093cm" draw:fill="none" draw:textarea-vertical-align="middle" fo:padding-top="0.389cm" fo:padding-bottom="0.389cm" fo:padding-left="0.514cm" fo:padding-right="0.514cm"/>
    </style:style>
    <style:style style:name="gr13" style:family="graphic" style:parent-style-name="objectwithoutfill">
      <style:graphic-properties svg:stroke-width="0.159cm" svg:stroke-color="#000000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5" style:family="graphic" style:parent-style-name="objectwithoutfill">
      <style:graphic-properties svg:stroke-width="0.159cm" svg:stroke-color="#000000" draw:marker-start-width="0.438cm" draw:marker-end="線の終点_20_7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svg:stroke-color="#000000" draw:marker-start="線の終点_20_8" draw:marker-start-width="0.538cm" draw:marker-end="線の終点_20_9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59cm" svg:stroke-color="#000000" draw:marker-start-width="0.438cm" draw:marker-end="線の終点_20_15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529cm" svg:stroke-color="#000000" draw:marker-start-width="0.993cm" draw:marker-end="線の終点_20_16" draw:marker-end-width="1.093cm" draw:fill="none" draw:textarea-vertical-align="middle" fo:padding-top="0.389cm" fo:padding-bottom="0.389cm" fo:padding-left="0.514cm" fo:padding-right="0.514cm"/>
    </style:style>
    <style:style style:name="gr1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076cm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1.182cm"/>
      <style:paragraph-properties style:writing-mode="lr-tb"/>
    </style:style>
    <style:style style:name="gr23" style:family="graphic" style:parent-style-name="objectwithoutfill">
      <style:graphic-properties draw:stroke="dash" draw:stroke-dash="Dot" svg:stroke-width="0.159cm" svg:stroke-color="#000000" draw:marker-start-width="0.438cm" draw:marker-end="線の終点_20_3" draw:marker-end-width="0.538cm" svg:stroke-linecap="butt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Dashed_20_Dotted_20_Upward_20_Diagonal"/>
      <style:paragraph-properties fo:text-align="center"/>
      <style:text-properties style:font-name="Meiryo UI" fo:font-weight="bold" style:font-name-asian="Meiryo UI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bitmap" draw:fill-color="#729fcf" draw:fill-image-name="Dashed_20_Dotted_20_Upward_20_Diagonal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 draw:opacity="90%"/>
      <style:paragraph-properties fo:text-align="center"/>
      <style:text-properties style:font-name="Meiryo UI" fo:font-weight="bold" style:font-name-asian="Meiryo UI" style:font-weight-asian="bold" style:font-weight-complex="bold"/>
    </style:style>
    <style:style style:name="P7" style:family="paragraph">
      <loext:graphic-properties draw:fill="solid" draw:fill-color="#ffffff" draw:opacity="100%"/>
      <style:paragraph-properties fo:text-align="center"/>
      <style:text-properties style:font-name="Meiryo UI" fo:font-weight="bold" style:font-name-asian="Meiryo UI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Meiryo UI" style:font-name-asian="Meiryo UI"/>
    </style:style>
    <style:style style:name="P10" style:family="paragraph">
      <loext:graphic-properties draw:fill="none" draw:fill-color="#ffffff"/>
      <style:text-properties style:font-name="Meiryo UI" style:font-name-asian="Meiryo UI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Meiryo UI" fo:font-weight="bold" style:font-name-asian="Meiryo UI" style:font-weight-asian="bold" style:font-weight-complex="bold"/>
    </style:style>
    <style:style style:name="P13" style:family="paragraph">
      <loext:graphic-properties draw:fill="none" draw:fill-color="#ffffff"/>
      <style:text-properties style:font-name="Meiryo UI" fo:font-weight="bold" style:font-name-asian="Meiryo UI" style:font-weight-asian="bold" style:font-weight-complex="bold"/>
    </style:style>
    <style:style style:name="T1" style:family="text">
      <style:text-properties style:font-name="Meiryo UI" fo:font-size="36pt" fo:font-weight="bold" style:font-name-asian="Meiryo UI" style:font-size-asian="36pt" style:font-weight-asian="bold" style:font-size-complex="36pt" style:font-weight-complex="bold"/>
    </style:style>
    <style:style style:name="T2" style:family="text">
      <style:text-properties style:font-name="Meiryo UI" fo:font-size="22pt" fo:font-weight="bold" style:font-name-asian="Meiryo UI" style:font-size-asian="22pt" style:font-weight-asian="bold" style:font-size-complex="22pt" style:font-weight-complex="bold"/>
    </style:style>
    <style:style style:name="T3" style:family="text">
      <style:text-properties style:font-name="Meiryo UI" fo:font-size="24pt" style:font-name-asian="Meiryo UI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Meiryo UI" fo:font-size="32pt" fo:font-weight="bold" style:font-name-asian="Meiryo UI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2.4cm" svg:height="6cm" svg:x="64.25cm" svg:y="33.5cm">
          <text:p text:style-name="P1"><text:span text:style-name="T1">ハイブリッドフィルタバンク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cm" svg:height="10.25cm" svg:x="87.25cm" svg:y="29.25cm">
          <text:p text:style-name="P1"><text:span text:style-name="T1">逆量子化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18.75cm" svg:x="95.25cm" svg:y="20.75cm">
          <text:p text:style-name="P1"><text:span text:style-name="T1">復号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cm" svg:height="15.75cm" svg:x="95.25cm" svg:y="1.5cm">
          <text:p text:style-name="P1"><text:span text:style-name="T1">符号化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5cm" svg:height="15.75cm" svg:x="87.25cm" svg:y="1.5cm">
          <text:p text:style-name="P1"><text:span text:style-name="T1">量子化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2.25cm" svg:height="6.25cm" svg:x="64.5cm" svg:y="1.5cm">
          <text:p text:style-name="P3"><text:span text:style-name="T1">ハイブリッドフィルタバンク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0" draw:id="id10" draw:layer="layout" svg:width="1cm" svg:height="1cm" svg:x="45.2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5" draw:id="id15" draw:layer="layout" svg:width="1cm" svg:height="1cm" svg:x="50.3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4" draw:id="id14" draw:layer="layout" svg:width="1cm" svg:height="1cm" svg:x="31.7cm" svg:y="14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1cm" svg:height="1cm" svg:x="31.7cm" svg:y="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2" draw:id="id12" draw:layer="layout" svg:width="1cm" svg:height="1cm" svg:x="21.7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" draw:id="id1" draw:layer="layout" svg:width="5.75cm" svg:height="3cm" svg:x="11.8cm" svg:y="3.75cm">
          <text:p text:style-name="P1"><text:span text:style-name="T2">コサイン変調</text:span></text:p>
          <text:p text:style-name="P1"><text:span text:style-name="T2">フィルタバンク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5.75cm" svg:height="3cm" svg:x="19.35cm" svg:y="3.75cm">
          <text:p text:style-name="P1"><text:span text:style-name="T2">MDC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5.75cm" svg:height="3cm" svg:x="27.15cm" svg:y="3.75cm">
          <text:p text:style-name="P1"><text:span text:style-name="T2">エイリアス除去バタフライ演算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5.75cm" svg:height="3cm" svg:x="34.95cm" svg:y="3.75cm">
          <text:p text:style-name="P1"><text:span text:style-name="T2">非線形量子化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5.75cm" svg:height="3cm" svg:x="34.95cm" svg:y="8.75cm">
          <text:p text:style-name="P1"><text:span text:style-name="T2">スケールファクタ計算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9" draw:id="id9" draw:layer="layout" svg:width="5.75cm" svg:height="3cm" svg:x="34.95cm" svg:y="13.75cm">
          <text:p text:style-name="P1"><text:span text:style-name="T2">バッファ量制御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1" draw:id="id21" draw:layer="layout" svg:width="9.7cm" svg:height="3cm" svg:x="42.75cm" svg:y="13.75cm">
          <text:p text:style-name="P1"><text:span text:style-name="T2">ビットストリーム</text:span></text:p>
          <text:p text:style-name="P1"><text:span text:style-name="T2">形成</text:span><text:span text:style-name="T2">(Mux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8" draw:id="id8" draw:layer="layout" svg:width="5.75cm" svg:height="3cm" svg:x="42.85cm" svg:y="3.75cm">
          <text:p text:style-name="P1"><text:span text:style-name="T2">ハフマン符号化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1" draw:id="id11" draw:layer="layout" svg:width="5.75cm" svg:height="3cm" svg:x="42.85cm" svg:y="8.75cm">
          <text:p text:style-name="P1"><text:span text:style-name="T2">Side information</text:span><text:span text:style-name="T2">符号化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13.35cm" svg:height="8cm" svg:x="19.4cm" svg:y="8.75cm">
          <text:p text:style-name="P1"><text:span text:style-name="T2">聴覚心理モデルⅡ</text:span></text:p>
          <draw:enhanced-geometry svg:viewBox="0 0 21600 21600" draw:type="rectangle" draw:enhanced-path="M 0 0 L 21600 0 21600 21600 0 21600 0 0 Z N"/>
        </draw:custom-shape>
        <draw:connector draw:style-name="gr11" draw:text-style-name="P8" xml:id="id17" draw:id="id17" draw:layer="layout" svg:x1="17.55cm" svg:y1="5.25cm" svg:x2="19.35cm" svg:y2="5.25cm" draw:start-shape="id1" draw:start-glue-point="1" draw:end-shape="id2" draw:end-glue-point="3" svg:d="M17550 5250h1800" svg:viewBox="0 0 1801 1">
          <text:p/>
        </draw:connector>
        <draw:connector draw:style-name="gr12" draw:text-style-name="P8" xml:id="id19" draw:id="id19" draw:layer="layout" svg:x1="25.1cm" svg:y1="5.25cm" svg:x2="27.15cm" svg:y2="5.25cm" draw:start-shape="id2" draw:start-glue-point="1" draw:end-shape="id3" draw:end-glue-point="3" svg:d="M25100 5250h2050" svg:viewBox="0 0 2051 1">
          <text:p/>
        </draw:connector>
        <draw:connector draw:style-name="gr12" draw:text-style-name="P8" draw:layer="layout" svg:x1="32.9cm" svg:y1="5.25cm" svg:x2="34.95cm" svg:y2="5.25cm" draw:start-shape="id3" draw:start-glue-point="1" draw:end-shape="id4" draw:end-glue-point="3" svg:d="M32900 5250h2050" svg:viewBox="0 0 2051 1">
          <text:p/>
        </draw:connector>
        <draw:connector draw:style-name="gr13" draw:text-style-name="P8" draw:layer="layout" svg:x1="37.825cm" svg:y1="8.75cm" svg:x2="37.825cm" svg:y2="6.75cm" draw:start-shape="id5" draw:start-glue-point="0" draw:end-shape="id4" draw:end-glue-point="2" svg:d="M37825 8750v-2000" svg:viewBox="0 0 1 2001">
          <text:p/>
        </draw:connector>
        <draw:custom-shape draw:style-name="gr14" draw:text-style-name="P5" xml:id="id6" draw:id="id6" draw:layer="layout" svg:width="0.5cm" svg:height="0.5cm" svg:x="9.6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8" draw:layer="layout" svg:x1="9.9cm" svg:y1="5.5cm" svg:x2="19.4cm" svg:y2="12.75cm" draw:start-shape="id6" draw:start-glue-point="8" draw:end-shape="id7" draw:end-glue-point="3" svg:d="M9900 5500v7250h9500" svg:viewBox="0 0 9501 7251">
          <text:p/>
        </draw:connector>
        <draw:connector draw:style-name="gr12" draw:text-style-name="P8" draw:layer="layout" svg:x1="40.7cm" svg:y1="5.25cm" svg:x2="42.85cm" svg:y2="5.25cm" draw:start-shape="id4" draw:start-glue-point="1" draw:end-shape="id8" draw:end-glue-point="3" svg:d="M40700 5250h2150" svg:viewBox="0 0 2151 1">
          <text:p/>
        </draw:connector>
        <draw:connector draw:style-name="gr16" draw:text-style-name="P8" draw:layer="layout" draw:type="lines" svg:x1="37.825cm" svg:y1="11.75cm" svg:x2="37.825cm" svg:y2="13.75cm" draw:start-shape="id5" draw:start-glue-point="2" draw:end-shape="id9" draw:end-glue-point="0" svg:d="M37825 11750v553 894 553" svg:viewBox="0 0 1 2001">
          <text:p/>
        </draw:connector>
        <draw:connector draw:style-name="gr13" draw:text-style-name="P8" draw:layer="layout" svg:x1="45.7cm" svg:y1="11.75cm" svg:x2="45.7cm" svg:y2="13.75cm" draw:end-shape="id10" draw:end-glue-point="0" svg:d="M45700 11750v2000" svg:viewBox="0 0 1 2001">
          <text:p/>
        </draw:connector>
        <draw:connector draw:style-name="gr13" draw:text-style-name="P8" draw:layer="layout" svg:x1="40.7cm" svg:y1="10.25cm" svg:x2="42.85cm" svg:y2="10.25cm" draw:start-shape="id5" draw:start-glue-point="1" draw:end-shape="id11" draw:end-glue-point="3" svg:d="M40700 10250h2150" svg:viewBox="0 0 2151 1">
          <text:p/>
        </draw:connector>
        <draw:connector draw:style-name="gr17" draw:text-style-name="P8" draw:layer="layout" draw:type="line" svg:x1="22.2cm" svg:y1="8.75cm" svg:x2="22.225cm" svg:y2="6.75cm" draw:start-shape="id12" draw:start-glue-point="0" draw:end-shape="id2" draw:end-glue-point="2" svg:d="M22200 8750l25-2000" svg:viewBox="0 0 26 2001">
          <text:p/>
        </draw:connector>
        <draw:connector draw:style-name="gr17" draw:text-style-name="P8" draw:layer="layout" draw:type="line" svg:x1="32.7cm" svg:y1="10.25cm" svg:x2="34.95cm" svg:y2="10.25cm" draw:start-shape="id13" draw:start-glue-point="1" draw:end-shape="id5" draw:end-glue-point="3" svg:d="M32700 10250h2250" svg:viewBox="0 0 2251 1">
          <text:p/>
        </draw:connector>
        <draw:connector draw:style-name="gr17" draw:text-style-name="P8" draw:layer="layout" draw:type="line" svg:x1="32.7cm" svg:y1="15.25cm" svg:x2="34.95cm" svg:y2="15.25cm" draw:start-shape="id14" draw:start-glue-point="1" draw:end-shape="id9" draw:end-glue-point="3" svg:d="M32700 15250h2250" svg:viewBox="0 0 2251 1">
          <text:p/>
        </draw:connector>
        <draw:connector draw:style-name="gr18" draw:text-style-name="P8" draw:layer="layout" svg:x1="48.6cm" svg:y1="5.25cm" svg:x2="50.8cm" svg:y2="13.75cm" draw:start-shape="id8" draw:start-glue-point="1" draw:end-shape="id15" draw:end-glue-point="0" svg:d="M48600 5250h2200v8500" svg:viewBox="0 0 2201 8501">
          <text:p/>
        </draw:connector>
        <draw:frame draw:style-name="gr19" draw:text-style-name="P10" xml:id="id16" draw:id="id16" draw:layer="layout" svg:width="3.75cm" svg:height="1.326cm" svg:x="16.5cm" svg:y="1.874cm">
          <draw:text-box>
            <text:p text:style-name="P9"><text:span text:style-name="T3">32</text:span><text:span text:style-name="T3">バンド</text:span></text:p>
          </draw:text-box>
        </draw:frame>
        <draw:frame draw:style-name="gr20" draw:text-style-name="P11" xml:id="id18" draw:id="id18" draw:layer="layout" svg:width="5.25cm" svg:height="1.326cm" svg:x="23.5cm" svg:y="1.874cm">
          <draw:text-box>
            <text:p><text:span text:style-name="T4">576</text:span><text:span text:style-name="T3">スペクトル</text:span></text:p>
          </draw:text-box>
        </draw:frame>
        <draw:connector draw:style-name="gr21" draw:text-style-name="P8" draw:layer="layout" draw:type="line" svg:x1="18.375cm" svg:y1="3.2cm" svg:x2="18.45cm" svg:y2="5.25cm" draw:start-shape="id16" draw:start-glue-point="2" draw:end-shape="id17" draw:end-glue-point="0" svg:d="M18375 3200l75 2050" svg:viewBox="0 0 76 2051">
          <text:p/>
        </draw:connector>
        <draw:connector draw:style-name="gr21" draw:text-style-name="P8" draw:layer="layout" draw:type="line" svg:x1="26.125cm" svg:y1="3.2cm" svg:x2="26.125cm" svg:y2="5.25cm" draw:start-shape="id18" draw:start-glue-point="2" draw:end-shape="id19" draw:end-glue-point="0" svg:d="M26125 3200v2050" svg:viewBox="0 0 1 2051">
          <text:p/>
        </draw:connector>
        <draw:frame draw:style-name="gr22" draw:text-style-name="P13" xml:id="id20" draw:id="id20" draw:layer="layout" svg:width="5.25cm" svg:height="1.682cm" svg:x="2.7cm" svg:y="4.4cm">
          <draw:text-box>
            <text:p text:style-name="P12"><text:span text:style-name="T5">入力波形</text:span></text:p>
          </draw:text-box>
        </draw:frame>
        <draw:connector draw:style-name="gr13" draw:text-style-name="P8" draw:layer="layout" svg:x1="7.95cm" svg:y1="5.241cm" svg:x2="11.8cm" svg:y2="5.25cm" draw:start-shape="id20" draw:start-glue-point="1" draw:end-shape="id1" draw:end-glue-point="3" svg:d="M7950 5241h1899v9h1951" svg:viewBox="0 0 3851 10">
          <text:p/>
        </draw:connector>
        <draw:connector draw:style-name="gr23" draw:text-style-name="P8" draw:layer="layout" svg:x1="47.6cm" svg:y1="16.75cm" svg:x2="47.6cm" svg:y2="21.25cm" draw:start-shape="id21" draw:start-glue-point="2" draw:end-shape="id22" draw:end-glue-point="0" svg:d="M47600 16750v4500" svg:viewBox="0 0 1 4501">
          <text:p/>
        </draw:connector>
        <draw:g>
          <draw:custom-shape draw:style-name="gr7" draw:text-style-name="P5" xml:id="id25" draw:id="id25" draw:layer="layout" svg:width="1cm" svg:height="1cm" svg:x="45.15cm" svg:y="23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xml:id="id23" draw:id="id23" draw:layer="layout" svg:width="1cm" svg:height="1cm" svg:x="50.45cm" svg:y="23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xml:id="id22" draw:id="id22" draw:layer="layout" svg:width="9.7cm" svg:height="3cm" svg:x="42.75cm" svg:y="21.25cm">
            <text:p text:style-name="P1"><text:span text:style-name="T2">ビットストリーム</text:span></text:p>
            <text:p text:style-name="P1"><text:span text:style-name="T2">分解</text:span><text:span text:style-name="T2">(Demux)</text:span></text:p>
            <draw:enhanced-geometry svg:viewBox="0 0 21600 21600" draw:mirror-vertical="false" draw:type="rectangle" draw:enhanced-path="M 0 0 L 21600 0 21600 21600 0 21600 0 0 Z N"/>
          </draw:custom-shape>
          <draw:custom-shape draw:style-name="gr8" draw:text-style-name="P6" xml:id="id26" draw:id="id26" draw:layer="layout" svg:width="5.75cm" svg:height="3cm" svg:x="42.77cm" svg:y="25.8cm">
            <text:p text:style-name="P1"><text:span text:style-name="T2">Side information</text:span><text:span text:style-name="T2">復号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24" draw:id="id24" draw:layer="layout" svg:width="5.75cm" svg:height="3cm" svg:x="42.7cm" svg:y="34.35cm">
            <text:p text:style-name="P1"><text:span text:style-name="T2">ハフマン復号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8" draw:layer="layout" svg:x1="50.95cm" svg:y1="24.25cm" svg:x2="48.45cm" svg:y2="35.85cm" draw:start-shape="id23" draw:start-glue-point="2" draw:end-shape="id24" draw:end-glue-point="1" svg:d="M50950 24250v11600h-2500" svg:viewBox="0 0 2501 11601">
            <text:p/>
          </draw:connector>
          <draw:connector draw:style-name="gr13" draw:text-style-name="P8" draw:layer="layout" svg:x1="45.65cm" svg:y1="24.25cm" svg:x2="45.645cm" svg:y2="25.8cm" draw:start-shape="id25" draw:start-glue-point="2" draw:end-shape="id26" draw:end-glue-point="0" svg:d="M45650 24250v749h-5v801" svg:viewBox="0 0 6 1551">
            <text:p/>
          </draw:connector>
          <draw:custom-shape draw:style-name="gr8" draw:text-style-name="P6" xml:id="id29" draw:id="id29" draw:layer="layout" svg:width="5.75cm" svg:height="3cm" svg:x="34.9cm" svg:y="34.35cm">
            <text:p text:style-name="P1"><text:span text:style-name="T2">逆量子化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28" draw:id="id28" draw:layer="layout" svg:width="5.75cm" svg:height="3cm" svg:x="34.9cm" svg:y="29.85cm">
            <text:p text:style-name="P1"><text:span text:style-name="T2">スケールファクタ復号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30" draw:id="id30" draw:layer="layout" svg:width="5.75cm" svg:height="3cm" svg:x="27.1cm" svg:y="34.35cm">
            <text:p text:style-name="P1"><text:span text:style-name="T2">エイリアス除去バタフライ演算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27" draw:id="id27" draw:layer="layout" svg:width="5.75cm" svg:height="3cm" svg:x="19.3cm" svg:y="34.35cm">
            <text:p text:style-name="P1"><text:span text:style-name="T2">IMD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31" draw:id="id31" draw:layer="layout" svg:width="5.75cm" svg:height="3cm" svg:x="11.75cm" svg:y="34.35cm">
            <text:p text:style-name="P1"><text:span text:style-name="T2">コサイン変調</text:span></text:p>
            <text:p text:style-name="P1"><text:span text:style-name="T2">フィルタバンク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8" draw:layer="layout" svg:x1="42.77cm" svg:y1="27.3cm" svg:x2="22.175cm" svg:y2="34.35cm" draw:start-shape="id26" draw:start-glue-point="3" draw:end-shape="id27" draw:end-glue-point="0" svg:d="M42770 27300h-20595v7050" svg:viewBox="0 0 20596 7051">
            <text:p/>
          </draw:connector>
          <draw:connector draw:style-name="gr15" draw:text-style-name="P8" draw:layer="layout" svg:x1="45.645cm" svg:y1="28.8cm" svg:x2="40.65cm" svg:y2="31.35cm" draw:start-shape="id26" draw:start-glue-point="2" draw:end-shape="id28" draw:end-glue-point="1" svg:d="M45645 28800v2550h-4995" svg:viewBox="0 0 4996 2551">
            <text:p/>
          </draw:connector>
          <draw:connector draw:style-name="gr13" draw:text-style-name="P8" draw:layer="layout" svg:x1="37.775cm" svg:y1="32.85cm" svg:x2="37.775cm" svg:y2="34.35cm" draw:start-shape="id28" draw:start-glue-point="2" draw:end-shape="id29" draw:end-glue-point="0" svg:d="M37775 32850v1500" svg:viewBox="0 0 1 1501">
            <text:p/>
          </draw:connector>
          <draw:connector draw:style-name="gr12" draw:text-style-name="P8" draw:layer="layout" svg:x1="42.7cm" svg:y1="35.85cm" svg:x2="40.65cm" svg:y2="35.85cm" draw:start-shape="id24" draw:start-glue-point="3" draw:end-shape="id29" draw:end-glue-point="1" svg:d="M42700 35850h-2050" svg:viewBox="0 0 2051 1">
            <text:p/>
          </draw:connector>
          <draw:connector draw:style-name="gr12" draw:text-style-name="P8" draw:layer="layout" svg:x1="34.9cm" svg:y1="35.85cm" svg:x2="32.85cm" svg:y2="35.85cm" draw:start-shape="id29" draw:start-glue-point="3" draw:end-shape="id30" draw:end-glue-point="1" svg:d="M34900 35850h-2050" svg:viewBox="0 0 2051 1">
            <text:p/>
          </draw:connector>
          <draw:connector draw:style-name="gr12" draw:text-style-name="P8" draw:layer="layout" svg:x1="27.1cm" svg:y1="35.85cm" svg:x2="25.05cm" svg:y2="35.85cm" draw:start-shape="id30" draw:start-glue-point="3" draw:end-shape="id27" draw:end-glue-point="1" svg:d="M27100 35850h-2050" svg:viewBox="0 0 2051 1">
            <text:p/>
          </draw:connector>
          <draw:connector draw:style-name="gr11" draw:text-style-name="P8" draw:layer="layout" svg:x1="19.3cm" svg:y1="35.85cm" svg:x2="17.5cm" svg:y2="35.85cm" draw:start-shape="id27" draw:start-glue-point="3" draw:end-shape="id31" draw:end-glue-point="1" svg:d="M19300 35850h-1800" svg:viewBox="0 0 1801 1">
            <text:p/>
          </draw:connector>
          <draw:frame draw:style-name="gr22" draw:text-style-name="P13" xml:id="id32" draw:id="id32" draw:layer="layout" svg:width="5.25cm" svg:height="1.682cm" svg:x="2.75cm" svg:y="35cm">
            <draw:text-box>
              <text:p text:style-name="P12"><text:span text:style-name="T5">出力波形</text:span></text:p>
            </draw:text-box>
          </draw:frame>
          <draw:connector draw:style-name="gr13" draw:text-style-name="P8" draw:layer="layout" svg:x1="11.75cm" svg:y1="35.85cm" svg:x2="8cm" svg:y2="35.841cm" draw:start-shape="id31" draw:start-glue-point="3" draw:end-shape="id32" draw:end-glue-point="1" svg:d="M11750 35850h-1901v-9h-1849" svg:viewBox="0 0 3751 10">
            <text:p/>
          </draw:connector>
        </draw:g>
        <draw:custom-shape draw:style-name="gr7" draw:text-style-name="P5" xml:id="id42" draw:id="id42" draw:layer="layout" svg:width="1cm" svg:height="1cm" svg:x="98.427cm" svg:y="13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7" draw:id="id47" draw:layer="layout" svg:width="1cm" svg:height="1cm" svg:x="103.527cm" svg:y="13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6" draw:id="id46" draw:layer="layout" svg:width="1cm" svg:height="1cm" svg:x="84.927cm" svg:y="14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5" draw:id="id45" draw:layer="layout" svg:width="1cm" svg:height="1cm" svg:x="84.927cm" svg:y="9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4" draw:id="id44" draw:layer="layout" svg:width="1cm" svg:height="1cm" svg:x="74.927cm" svg:y="8.7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33" draw:id="id33" draw:layer="layout" svg:width="5.75cm" svg:height="3cm" svg:x="65.027cm" svg:y="3.777cm">
          <text:p text:style-name="P1"><text:span text:style-name="T2">コサイン変調</text:span></text:p>
          <text:p text:style-name="P1"><text:span text:style-name="T2">フィルタバンク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4" draw:id="id34" draw:layer="layout" svg:width="5.75cm" svg:height="3cm" svg:x="72.577cm" svg:y="3.777cm">
          <text:p text:style-name="P1"><text:span text:style-name="T2">MDC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5" draw:id="id35" draw:layer="layout" svg:width="5.75cm" svg:height="3cm" svg:x="80.377cm" svg:y="3.777cm">
          <text:p text:style-name="P1"><text:span text:style-name="T2">エイリアス除去バタフライ演算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6" draw:id="id36" draw:layer="layout" svg:width="5.75cm" svg:height="3cm" svg:x="88.177cm" svg:y="3.777cm">
          <text:p text:style-name="P1"><text:span text:style-name="T2">非線形量子化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7" draw:id="id37" draw:layer="layout" svg:width="5.75cm" svg:height="3cm" svg:x="88.177cm" svg:y="8.777cm">
          <text:p text:style-name="P1"><text:span text:style-name="T2">スケールファクタ計算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1" draw:id="id41" draw:layer="layout" svg:width="5.75cm" svg:height="3cm" svg:x="88.177cm" svg:y="13.777cm">
          <text:p text:style-name="P1"><text:span text:style-name="T2">バッファ量制御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7cm" svg:height="3cm" svg:x="95.977cm" svg:y="13.777cm">
          <text:p text:style-name="P1"><text:span text:style-name="T2">ビットストリーム</text:span></text:p>
          <text:p text:style-name="P1"><text:span text:style-name="T2">形成</text:span><text:span text:style-name="T2">(Mux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40" draw:id="id40" draw:layer="layout" svg:width="5.75cm" svg:height="3cm" svg:x="96.077cm" svg:y="3.777cm">
          <text:p text:style-name="P1"><text:span text:style-name="T2">ハフマン符号化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3" draw:id="id43" draw:layer="layout" svg:width="5.75cm" svg:height="3cm" svg:x="96.077cm" svg:y="8.777cm">
          <text:p text:style-name="P1"><text:span text:style-name="T2">Side information</text:span><text:span text:style-name="T2">符号化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9" draw:id="id39" draw:layer="layout" svg:width="13.35cm" svg:height="8cm" svg:x="72.627cm" svg:y="8.777cm">
          <text:p text:style-name="P1"><text:span text:style-name="T2">聴覚心理モデルⅡ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70.777cm" svg:y1="5.277cm" svg:x2="72.577cm" svg:y2="5.277cm" draw:start-shape="id33" draw:start-glue-point="1" draw:end-shape="id34" draw:end-glue-point="3" svg:d="M70777 5277h1800" svg:viewBox="0 0 1801 1">
          <text:p/>
        </draw:connector>
        <draw:connector draw:style-name="gr12" draw:text-style-name="P8" draw:layer="layout" svg:x1="78.327cm" svg:y1="5.277cm" svg:x2="80.377cm" svg:y2="5.277cm" draw:start-shape="id34" draw:start-glue-point="1" draw:end-shape="id35" draw:end-glue-point="3" svg:d="M78327 5277h2050" svg:viewBox="0 0 2051 1">
          <text:p/>
        </draw:connector>
        <draw:connector draw:style-name="gr12" draw:text-style-name="P8" draw:layer="layout" svg:x1="86.127cm" svg:y1="5.277cm" svg:x2="88.177cm" svg:y2="5.277cm" draw:start-shape="id35" draw:start-glue-point="1" draw:end-shape="id36" draw:end-glue-point="3" svg:d="M86127 5277h2050" svg:viewBox="0 0 2051 1">
          <text:p/>
        </draw:connector>
        <draw:connector draw:style-name="gr13" draw:text-style-name="P8" draw:layer="layout" svg:x1="91.052cm" svg:y1="8.777cm" svg:x2="91.052cm" svg:y2="6.777cm" draw:start-shape="id37" draw:start-glue-point="0" draw:end-shape="id36" draw:end-glue-point="2" svg:d="M91052 8777v-2000" svg:viewBox="0 0 1 2001">
          <text:p/>
        </draw:connector>
        <draw:custom-shape draw:style-name="gr14" draw:text-style-name="P5" xml:id="id38" draw:id="id38" draw:layer="layout" svg:width="0.5cm" svg:height="0.5cm" svg:x="62.877cm" svg:y="5.0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8" draw:layer="layout" svg:x1="63.127cm" svg:y1="5.527cm" svg:x2="72.627cm" svg:y2="12.777cm" draw:start-shape="id38" draw:start-glue-point="8" draw:end-shape="id39" draw:end-glue-point="3" svg:d="M63127 5527v7250h9500" svg:viewBox="0 0 9501 7251">
          <text:p/>
        </draw:connector>
        <draw:connector draw:style-name="gr12" draw:text-style-name="P8" draw:layer="layout" svg:x1="93.927cm" svg:y1="5.277cm" svg:x2="96.077cm" svg:y2="5.277cm" draw:start-shape="id36" draw:start-glue-point="1" draw:end-shape="id40" draw:end-glue-point="3" svg:d="M93927 5277h2150" svg:viewBox="0 0 2151 1">
          <text:p/>
        </draw:connector>
        <draw:connector draw:style-name="gr16" draw:text-style-name="P8" draw:layer="layout" draw:type="lines" svg:x1="91.052cm" svg:y1="11.777cm" svg:x2="91.052cm" svg:y2="13.777cm" draw:start-shape="id37" draw:start-glue-point="2" draw:end-shape="id41" draw:end-glue-point="0" svg:d="M91052 11777v553 894 553" svg:viewBox="0 0 1 2001">
          <text:p/>
        </draw:connector>
        <draw:connector draw:style-name="gr13" draw:text-style-name="P8" draw:layer="layout" svg:x1="98.927cm" svg:y1="11.777cm" svg:x2="98.927cm" svg:y2="13.777cm" draw:end-shape="id42" draw:end-glue-point="0" svg:d="M98927 11777v2000" svg:viewBox="0 0 1 2001">
          <text:p/>
        </draw:connector>
        <draw:connector draw:style-name="gr13" draw:text-style-name="P8" draw:layer="layout" svg:x1="93.927cm" svg:y1="10.277cm" svg:x2="96.077cm" svg:y2="10.277cm" draw:start-shape="id37" draw:start-glue-point="1" draw:end-shape="id43" draw:end-glue-point="3" svg:d="M93927 10277h2150" svg:viewBox="0 0 2151 1">
          <text:p/>
        </draw:connector>
        <draw:connector draw:style-name="gr17" draw:text-style-name="P8" draw:layer="layout" draw:type="line" svg:x1="75.427cm" svg:y1="8.777cm" svg:x2="75.452cm" svg:y2="6.777cm" draw:start-shape="id44" draw:start-glue-point="0" draw:end-shape="id34" draw:end-glue-point="2" svg:d="M75427 8777l25-2000" svg:viewBox="0 0 26 2001">
          <text:p/>
        </draw:connector>
        <draw:connector draw:style-name="gr17" draw:text-style-name="P8" draw:layer="layout" draw:type="line" svg:x1="85.927cm" svg:y1="10.277cm" svg:x2="88.177cm" svg:y2="10.277cm" draw:start-shape="id45" draw:start-glue-point="1" draw:end-shape="id37" draw:end-glue-point="3" svg:d="M85927 10277h2250" svg:viewBox="0 0 2251 1">
          <text:p/>
        </draw:connector>
        <draw:connector draw:style-name="gr17" draw:text-style-name="P8" draw:layer="layout" draw:type="line" svg:x1="85.927cm" svg:y1="15.277cm" svg:x2="88.177cm" svg:y2="15.277cm" draw:start-shape="id46" draw:start-glue-point="1" draw:end-shape="id41" draw:end-glue-point="3" svg:d="M85927 15277h2250" svg:viewBox="0 0 2251 1">
          <text:p/>
        </draw:connector>
        <draw:connector draw:style-name="gr18" draw:text-style-name="P8" draw:layer="layout" svg:x1="101.827cm" svg:y1="5.277cm" svg:x2="104.027cm" svg:y2="13.777cm" draw:start-shape="id40" draw:start-glue-point="1" draw:end-shape="id47" draw:end-glue-point="0" svg:d="M101827 5277h2200v8500" svg:viewBox="0 0 2201 8501">
          <text:p/>
        </draw:connector>
        <draw:frame draw:style-name="gr22" draw:text-style-name="P13" xml:id="id48" draw:id="id48" draw:layer="layout" svg:width="5.25cm" svg:height="1.682cm" svg:x="55.927cm" svg:y="4.427cm">
          <draw:text-box>
            <text:p text:style-name="P12"><text:span text:style-name="T5">入力波形</text:span></text:p>
          </draw:text-box>
        </draw:frame>
        <draw:connector draw:style-name="gr13" draw:text-style-name="P8" draw:layer="layout" svg:x1="61.177cm" svg:y1="5.268cm" svg:x2="65.027cm" svg:y2="5.277cm" draw:start-shape="id48" draw:start-glue-point="1" draw:end-shape="id33" draw:end-glue-point="3" svg:d="M61177 5268h1899v9h1951" svg:viewBox="0 0 3851 10">
          <text:p/>
        </draw:connector>
        <draw:g>
          <draw:custom-shape draw:style-name="gr7" draw:text-style-name="P5" xml:id="id51" draw:id="id51" draw:layer="layout" svg:width="1cm" svg:height="1cm" svg:x="98.377cm" svg:y="23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xml:id="id49" draw:id="id49" draw:layer="layout" svg:width="1cm" svg:height="1cm" svg:x="103.677cm" svg:y="23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9.7cm" svg:height="3cm" svg:x="95.977cm" svg:y="21.25cm">
            <text:p text:style-name="P1"><text:span text:style-name="T2">ビットストリーム</text:span></text:p>
            <text:p text:style-name="P1"><text:span text:style-name="T2">分解</text:span><text:span text:style-name="T2">(Demux)</text:span></text:p>
            <draw:enhanced-geometry svg:viewBox="0 0 21600 21600" draw:mirror-vertical="false" draw:type="rectangle" draw:enhanced-path="M 0 0 L 21600 0 21600 21600 0 21600 0 0 Z N"/>
          </draw:custom-shape>
          <draw:custom-shape draw:style-name="gr8" draw:text-style-name="P6" xml:id="id52" draw:id="id52" draw:layer="layout" svg:width="5.75cm" svg:height="3cm" svg:x="95.997cm" svg:y="25.8cm">
            <text:p text:style-name="P1"><text:span text:style-name="T2">Side information</text:span><text:span text:style-name="T2">復号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50" draw:id="id50" draw:layer="layout" svg:width="5.75cm" svg:height="3cm" svg:x="95.927cm" svg:y="34.35cm">
            <text:p text:style-name="P1"><text:span text:style-name="T2">ハフマン復号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8" draw:layer="layout" svg:x1="104.177cm" svg:y1="24.25cm" svg:x2="101.677cm" svg:y2="35.85cm" draw:start-shape="id49" draw:start-glue-point="2" draw:end-shape="id50" draw:end-glue-point="1" svg:d="M104177 24250v11600h-2500" svg:viewBox="0 0 2501 11601">
            <text:p/>
          </draw:connector>
          <draw:connector draw:style-name="gr13" draw:text-style-name="P8" draw:layer="layout" svg:x1="98.877cm" svg:y1="24.25cm" svg:x2="98.872cm" svg:y2="25.8cm" draw:start-shape="id51" draw:start-glue-point="2" draw:end-shape="id52" draw:end-glue-point="0" svg:d="M98877 24250v749h-5v801" svg:viewBox="0 0 6 1551">
            <text:p/>
          </draw:connector>
          <draw:custom-shape draw:style-name="gr8" draw:text-style-name="P6" xml:id="id55" draw:id="id55" draw:layer="layout" svg:width="5.75cm" svg:height="3cm" svg:x="88.127cm" svg:y="34.35cm">
            <text:p text:style-name="P1"><text:span text:style-name="T2">逆量子化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54" draw:id="id54" draw:layer="layout" svg:width="5.75cm" svg:height="3cm" svg:x="88.127cm" svg:y="29.85cm">
            <text:p text:style-name="P1"><text:span text:style-name="T2">スケールファクタ復号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56" draw:id="id56" draw:layer="layout" svg:width="5.75cm" svg:height="3cm" svg:x="80.327cm" svg:y="34.35cm">
            <text:p text:style-name="P1"><text:span text:style-name="T2">エイリアス除去バタフライ演算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53" draw:id="id53" draw:layer="layout" svg:width="5.75cm" svg:height="3cm" svg:x="72.527cm" svg:y="34.35cm">
            <text:p text:style-name="P1"><text:span text:style-name="T2">IMD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57" draw:id="id57" draw:layer="layout" svg:width="5.75cm" svg:height="3cm" svg:x="64.977cm" svg:y="34.35cm">
            <text:p text:style-name="P1"><text:span text:style-name="T2">コサイン変調</text:span></text:p>
            <text:p text:style-name="P1"><text:span text:style-name="T2">フィルタバンク</text:span></text:p>
            <draw:enhanced-geometry svg:viewBox="0 0 21600 21600" draw:type="rectangle" draw:enhanced-path="M 0 0 L 21600 0 21600 21600 0 21600 0 0 Z N"/>
          </draw:custom-shape>
          <draw:connector draw:style-name="gr15" draw:text-style-name="P8" draw:layer="layout" svg:x1="95.997cm" svg:y1="27.3cm" svg:x2="75.402cm" svg:y2="34.35cm" draw:start-shape="id52" draw:start-glue-point="3" draw:end-shape="id53" draw:end-glue-point="0" svg:d="M95997 27300h-20595v7050" svg:viewBox="0 0 20596 7051">
            <text:p/>
          </draw:connector>
          <draw:connector draw:style-name="gr15" draw:text-style-name="P8" draw:layer="layout" svg:x1="98.872cm" svg:y1="28.8cm" svg:x2="93.877cm" svg:y2="31.35cm" draw:start-shape="id52" draw:start-glue-point="2" draw:end-shape="id54" draw:end-glue-point="1" svg:d="M98872 28800v2550h-4995" svg:viewBox="0 0 4996 2551">
            <text:p/>
          </draw:connector>
          <draw:connector draw:style-name="gr13" draw:text-style-name="P8" draw:layer="layout" svg:x1="91.002cm" svg:y1="32.85cm" svg:x2="91.002cm" svg:y2="34.35cm" draw:start-shape="id54" draw:start-glue-point="2" draw:end-shape="id55" draw:end-glue-point="0" svg:d="M91002 32850v1500" svg:viewBox="0 0 1 1501">
            <text:p/>
          </draw:connector>
          <draw:connector draw:style-name="gr12" draw:text-style-name="P8" draw:layer="layout" svg:x1="95.927cm" svg:y1="35.85cm" svg:x2="93.877cm" svg:y2="35.85cm" draw:start-shape="id50" draw:start-glue-point="3" draw:end-shape="id55" draw:end-glue-point="1" svg:d="M95927 35850h-2050" svg:viewBox="0 0 2051 1">
            <text:p/>
          </draw:connector>
          <draw:connector draw:style-name="gr12" draw:text-style-name="P8" draw:layer="layout" svg:x1="88.127cm" svg:y1="35.85cm" svg:x2="86.077cm" svg:y2="35.85cm" draw:start-shape="id55" draw:start-glue-point="3" draw:end-shape="id56" draw:end-glue-point="1" svg:d="M88127 35850h-2050" svg:viewBox="0 0 2051 1">
            <text:p/>
          </draw:connector>
          <draw:connector draw:style-name="gr12" draw:text-style-name="P8" draw:layer="layout" svg:x1="80.327cm" svg:y1="35.85cm" svg:x2="78.277cm" svg:y2="35.85cm" draw:start-shape="id56" draw:start-glue-point="3" draw:end-shape="id53" draw:end-glue-point="1" svg:d="M80327 35850h-2050" svg:viewBox="0 0 2051 1">
            <text:p/>
          </draw:connector>
          <draw:connector draw:style-name="gr11" draw:text-style-name="P8" draw:layer="layout" svg:x1="72.527cm" svg:y1="35.85cm" svg:x2="70.727cm" svg:y2="35.85cm" draw:start-shape="id53" draw:start-glue-point="3" draw:end-shape="id57" draw:end-glue-point="1" svg:d="M72527 35850h-1800" svg:viewBox="0 0 1801 1">
            <text:p/>
          </draw:connector>
          <draw:frame draw:style-name="gr22" draw:text-style-name="P13" xml:id="id58" draw:id="id58" draw:layer="layout" svg:width="5.25cm" svg:height="1.682cm" svg:x="55.977cm" svg:y="35cm">
            <draw:text-box>
              <text:p text:style-name="P12"><text:span text:style-name="T5">出力波形</text:span></text:p>
            </draw:text-box>
          </draw:frame>
          <draw:connector draw:style-name="gr13" draw:text-style-name="P8" draw:layer="layout" svg:x1="64.977cm" svg:y1="35.85cm" svg:x2="61.227cm" svg:y2="35.841cm" draw:start-shape="id57" draw:start-glue-point="3" draw:end-shape="id58" draw:end-glue-point="1" svg:d="M64977 35850h-1901v-9h-1849" svg:viewBox="0 0 3751 1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Dotted_20_Upward_20_Diagonal" draw:display-name="Dashed Dotted Upward Diagonal" xlink:href="Pictures/100000000000000800000008B88C96B5A7E6DB5B.png" xlink:type="simple" xlink:show="embed" xlink:actuate="onLoad"/>
    <draw:marker draw:name="Arrow" svg:viewBox="0 0 20 30" svg:d="M10 0l-10 30h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3" draw:display-name="線の終点 3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2:25:56.484000000</meta:creation-date>
    <dc:date>2024-02-18T14:09:11.097000000</dc:date>
    <meta:editing-duration>PT1H42M55S</meta:editing-duration>
    <meta:editing-cycles>39</meta:editing-cycles>
    <meta:generator>LibreOffice/7.4.7.2$Windows_X86_64 LibreOffice_project/723314e595e8007d3cf785c16538505a1c878ca5</meta:generator>
    <meta:document-statistic meta:object-count="117"/>
  </office:meta>
</office:document-meta>
</file>